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7, 2021 (06:55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17T23:55:40Z</meta:creation-date>
    <dc:date>2021-11-17T23:55:40Z</dc:date>
    <meta:user-defined meta:name="date" meta:value-type="string">November  17, 2021 (06:55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